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Normal">
      <loext:graphic-properties draw:fill="none"/>
      <style:paragraph-properties fo:margin-left="0.5in" fo:margin-right="0.6252in" fo:margin-top="0in" fo:margin-bottom="0.0075in" style:contextual-spacing="false" fo:line-height="115%" fo:text-align="justify" style:justify-single-word="false" fo:hyphenation-ladder-count="no-limit" fo:text-indent="0in" style:auto-text-indent="false" fo:background-color="transparent">
        <style:tab-stops/>
      </style:paragraph-properties>
      <style:text-properties style:font-name="Times New Roman" officeooo:paragraph-rsid="00024351" fo:hyphenate="false" loext:hyphenation-no-caps="false" loext:hyphenation-no-last-word="false" loext:hyphenation-word-char-count="no-limit" loext:hyphenation-zone="no-limit"/>
    </style:style>
    <style:style style:name="P2" style:family="paragraph" style:parent-style-name="Normal" style:master-page-name="">
      <loext:graphic-properties draw:fill="none"/>
      <style:paragraph-properties fo:margin-left="0.5in" fo:margin-right="0.6252in" fo:margin-top="0in" fo:margin-bottom="0.0075in" style:contextual-spacing="false" fo:line-height="115%" fo:text-align="center" style:justify-single-word="false" fo:hyphenation-ladder-count="no-limit" fo:text-indent="0in" style:auto-text-indent="false" style:page-number="auto" fo:background-color="transparent">
        <style:tab-stops/>
      </style:paragraph-properties>
      <style:text-properties style:font-name="Times New Roman" fo:font-weight="bold" officeooo:paragraph-rsid="00024351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1" style:family="text">
      <style:text-properties officeooo:rsid="000243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Заключение</text:span></text:p>
      <text:p text:style-name="P1"><text:line-break/>Проектирование интерактивной платформы "Много Клюшек" представляет собой важный шаг в развитии любительского хоккея и организации спортивных мероприятий. Учитывая растущий интерес к активному отдыху и потребность в удобных инструментах для управления хоккейными матчами, данная система отвечает на актуальные вызовы, предлагая пользователям эффективные решения для регистрации, бронирования стадионов и взаимодействия между участниками. Платформа не только упрощает процесс организации матчей, но и способствует созданию сообщества любителей хоккея, что делает её востребованной в условиях современного спортивного рынка.</text:p>
      <text:p text:style-name="P1"/>
      <text:p text:style-name="P1">Разработанные требования к программному обеспечению акцентируют внимание на удобстве использования, безопасности данных и интеграции с социальными сетями. Выбор технологий и архитектуры системы обеспечивает высокую производительность и надежность, что критически важно для работы с динамичной информацией о матчах и пользователях. Особое внимание уделено функционалу, позволяющему анализировать статистику и рейтинги игроков, что добавляет ценность для всех участников. Таким образом, платформа "Много Клюшек" не только улучшает опыт взаимодействия между игроками и администраторами, но и открывает новые возможности для развития любительского хоккея, создавая устойчивую экосистему для организации спортивных мероприятий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Nirmala U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Nirmala U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irmala UI1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irmala UI" style:font-family-complex="'Nirmala U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irmala UI" style:font-family-complex="'Nirmala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rmala UI" style:font-family-complex="'Nirmala UI'"/>
    </style:style>
    <style:style style:name="Normal" style:family="paragraph">
      <style:paragraph-properties fo:margin-left="0.0063in" fo:margin-right="0.5063in" fo:margin-top="0in" fo:margin-bottom="0.0063in" style:contextual-spacing="false" fo:line-height="181%" fo:text-align="justify" style:justify-single-word="false" fo:hyphenation-ladder-count="no-limit" fo:text-indent="-0.0063in" style:auto-text-indent="false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13:57:43.917034397</meta:creation-date>
    <dc:date>2024-12-21T13:59:08.997563899</dc:date>
    <meta:editing-duration>PT1M2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159" meta:character-count="1354" meta:non-whitespace-character-count="1197"/>
  </office:meta>
</office:document-meta>
</file>